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2ff0b" officeooo:paragraph-rsid="0002ff0b" style:font-size-asian="21pt" style:font-size-complex="24pt"/>
    </style:style>
    <style:style style:name="P2" style:family="paragraph" style:parent-style-name="Standard">
      <style:paragraph-properties fo:text-align="center" style:justify-single-word="false"/>
      <style:text-properties fo:font-size="24pt" officeooo:rsid="000542cd" officeooo:paragraph-rsid="000542cd" style:font-size-asian="21pt" style:font-size-complex="24pt"/>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542cd" officeooo:paragraph-rsid="000542cd" style:font-size-asian="21pt" style:font-weight-asian="bold" style:font-size-complex="24pt" style:font-weight-complex="bold"/>
    </style:style>
    <style:style style:name="P4" style:family="paragraph" style:parent-style-name="Standard">
      <style:paragraph-properties fo:text-align="start" style:justify-single-word="false"/>
      <style:text-properties fo:font-size="16pt" officeooo:rsid="0002ff0b" officeooo:paragraph-rsid="0002ff0b" style:font-size-asian="16pt" style:font-size-complex="16pt"/>
    </style:style>
    <style:style style:name="P5" style:family="paragraph" style:parent-style-name="Standard">
      <style:paragraph-properties fo:text-align="start" style:justify-single-word="false"/>
      <style:text-properties fo:font-size="16pt" fo:font-weight="normal" officeooo:rsid="0003d1e3" officeooo:paragraph-rsid="0002ff0b"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03d1e3" officeooo:paragraph-rsid="0003d1e3"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0542cd" officeooo:paragraph-rsid="000542cd"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04de4a" officeooo:paragraph-rsid="0004de4a"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8c4b0" officeooo:paragraph-rsid="0008c4b0" style:font-size-asian="20pt" style:font-weight-asian="bold" style:font-size-complex="20pt" style:font-weight-complex="bold"/>
    </style:style>
    <style:style style:name="P10" style:family="paragraph" style:parent-style-name="Standard">
      <style:paragraph-properties fo:text-align="start" style:justify-single-word="false"/>
      <style:text-properties style:font-name="Ubuntu" fo:font-size="15pt" officeooo:paragraph-rsid="0009089d" style:font-size-asian="15pt" style:font-size-complex="15pt"/>
    </style:style>
    <style:style style:name="P11" style:family="paragraph" style:parent-style-name="Standard">
      <style:paragraph-properties fo:text-align="start" style:justify-single-word="false"/>
      <style:text-properties style:font-name="Ubuntu" fo:font-size="15pt" officeooo:paragraph-rsid="0008c4b0" style:font-size-asian="15pt" style:font-size-complex="15pt"/>
    </style:style>
    <style:style style:name="P12" style:family="paragraph" style:parent-style-name="Standard">
      <style:paragraph-properties fo:text-align="start" style:justify-single-word="false"/>
      <style:text-properties style:font-name="Ubuntu" fo:font-size="15pt" officeooo:rsid="0008c4b0" officeooo:paragraph-rsid="0008c4b0" style:font-size-asian="15pt" style:font-size-complex="15pt"/>
    </style:style>
    <style:style style:name="P13" style:family="paragraph" style:parent-style-name="Standard">
      <style:paragraph-properties fo:text-align="start" style:justify-single-word="false"/>
      <style:text-properties style:font-name="Ubuntu" fo:font-size="15pt" fo:font-weight="normal" officeooo:rsid="0008c4b0" officeooo:paragraph-rsid="0008c4b0" style:font-size-asian="15pt" style:font-weight-asian="normal" style:font-size-complex="15pt" style:font-weight-complex="normal"/>
    </style:style>
    <style:style style:name="P14" style:family="paragraph" style:parent-style-name="Standard">
      <style:paragraph-properties fo:text-align="center" style:justify-single-word="false"/>
      <style:text-properties fo:font-size="22pt" style:text-underline-style="solid" style:text-underline-width="auto" style:text-underline-color="font-color" officeooo:rsid="000542cd" officeooo:paragraph-rsid="000542cd" style:font-size-asian="19.25pt" style:font-size-complex="22pt"/>
    </style:style>
    <style:style style:name="P15" style:family="paragraph" style:parent-style-name="Text_20_body">
      <style:paragraph-properties fo:text-align="start" style:justify-single-word="false"/>
      <style:text-properties fo:font-variant="normal" fo:text-transform="none" fo:color="#242729" style:font-name="Ubuntu" fo:font-size="15pt" fo:letter-spacing="normal" fo:font-style="normal" fo:font-weight="normal" officeooo:paragraph-rsid="0009089d" style:font-size-asian="15pt" style:font-size-complex="15pt"/>
    </style:style>
    <style:style style:name="P16" style:family="paragraph" style:parent-style-name="Text_20_body">
      <style:paragraph-properties fo:text-align="start" style:justify-single-word="false"/>
      <style:text-properties fo:font-variant="normal" fo:text-transform="none" fo:color="#242729" style:font-name="Ubuntu" fo:font-size="15pt" fo:letter-spacing="normal" fo:font-style="normal" fo:font-weight="normal" officeooo:rsid="0009089d" officeooo:paragraph-rsid="0009089d" style:font-size-asian="15pt" style:font-size-complex="15pt"/>
    </style:style>
    <style:style style:name="P17" style:family="paragraph" style:parent-style-name="List_20_Paragraph">
      <style:text-properties fo:font-size="16pt" fo:font-weight="normal" officeooo:rsid="0003d1e3" officeooo:paragraph-rsid="000542cd"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font-variant="normal" fo:text-transform="none" fo:color="#222222" style:font-name="Ubuntu" fo:font-size="15pt" fo:letter-spacing="normal" fo:font-style="normal" fo:font-weight="normal" officeooo:paragraph-rsid="0008c4b0" style:font-size-asian="15pt" style:font-size-complex="15pt"/>
    </style:style>
    <style:style style:name="P19" style:family="paragraph" style:parent-style-name="Standard">
      <style:paragraph-properties fo:text-align="start" style:justify-single-word="false"/>
      <style:text-properties fo:font-variant="normal" fo:text-transform="none" fo:color="#222222" style:font-name="Ubuntu" fo:font-size="15pt" fo:letter-spacing="normal" fo:font-style="normal" fo:font-weight="normal" officeooo:rsid="0008c4b0" officeooo:paragraph-rsid="0008c4b0" style:font-size-asian="15pt" style:font-size-complex="15pt"/>
    </style:style>
    <style:style style:name="P20" style:family="paragraph" style:parent-style-name="Standard">
      <style:paragraph-properties fo:text-align="start" style:justify-single-word="false"/>
      <style:text-properties fo:font-variant="normal" fo:text-transform="none" fo:color="#222222" style:font-name="arial" fo:font-size="15pt" fo:letter-spacing="normal" fo:font-style="normal" fo:font-weight="normal" officeooo:rsid="0009089d" officeooo:paragraph-rsid="0009089d" style:font-size-asian="15pt" style:font-size-complex="15pt"/>
    </style:style>
    <style:style style:name="P21" style:family="paragraph" style:parent-style-name="Text_20_body">
      <style:paragraph-properties fo:text-align="start" style:justify-single-word="false"/>
      <style:text-properties fo:font-variant="normal" fo:text-transform="none" fo:color="#222222" style:font-name="Ubuntu" fo:font-size="15pt" fo:letter-spacing="normal" fo:font-style="normal" fo:font-weight="normal" officeooo:rsid="0009089d" officeooo:paragraph-rsid="0009089d" style:font-size-asian="15pt" style:font-weight-asian="normal" style:font-size-complex="15pt" style:font-weight-complex="normal"/>
    </style:style>
    <style:style style:name="P22" style:family="paragraph" style:parent-style-name="Text_20_body">
      <style:paragraph-properties fo:text-align="start" style:justify-single-word="false"/>
      <style:text-properties fo:font-variant="normal" fo:text-transform="none" fo:color="#222222" style:font-name="Ubuntu" fo:font-size="15pt" fo:letter-spacing="normal" fo:font-style="normal" style:text-underline-style="none" fo:font-weight="normal" officeooo:rsid="000c8a08" officeooo:paragraph-rsid="000c8a08" style:font-size-asian="13.1000003814697pt" style:font-weight-asian="normal" style:font-size-complex="15pt" style:font-weight-complex="normal"/>
    </style:style>
    <style:style style:name="P23" style:family="paragraph" style:parent-style-name="Text_20_body">
      <style:paragraph-properties fo:text-align="center" style:justify-single-word="false"/>
      <style:text-properties fo:font-variant="normal" fo:text-transform="none" fo:color="#222222" style:font-name="Ubuntu" fo:font-size="26pt" fo:letter-spacing="normal" fo:font-style="normal" style:text-underline-style="solid" style:text-underline-width="auto" style:text-underline-color="font-color" fo:font-weight="bold" officeooo:rsid="000c8a08" officeooo:paragraph-rsid="000c8a08" style:font-size-asian="26pt" style:font-weight-asian="bold" style:font-size-complex="26pt" style:font-weight-complex="bold"/>
    </style:style>
    <style:style style:name="P24" style:family="paragraph" style:parent-style-name="Text_20_body">
      <style:paragraph-properties fo:text-align="start" style:justify-single-word="false"/>
      <style:text-properties fo:font-variant="normal" fo:text-transform="none" fo:color="#222222" style:font-name="arial" fo:font-size="12pt" fo:letter-spacing="normal" fo:font-style="normal" fo:font-weight="bold" officeooo:rsid="0009089d" officeooo:paragraph-rsid="0009089d" style:font-size-asian="15pt" style:font-weight-asian="normal" style:font-size-complex="15pt" style:font-weight-complex="normal"/>
    </style:style>
    <style:style style:name="P25" style:family="paragraph" style:parent-style-name="Text_20_body">
      <style:paragraph-properties fo:text-align="start" style:justify-single-word="false"/>
      <style:text-properties fo:font-variant="normal" fo:text-transform="none" fo:color="#222222" style:font-name="arial" fo:font-size="12pt" fo:letter-spacing="normal" fo:font-style="normal" fo:font-weight="bold" officeooo:rsid="0009089d" officeooo:paragraph-rsid="0009089d" style:font-size-asian="15pt" style:font-size-complex="15pt"/>
    </style:style>
    <style:style style:name="T1" style:family="text">
      <style:text-properties fo:font-weight="bold" style:font-weight-asian="bold" style:font-weight-complex="bold"/>
    </style:style>
    <style:style style:name="T2" style:family="text">
      <style:text-properties fo:font-weight="bold" officeooo:rsid="0003d1e3" style:font-weight-asian="bold" style:font-weight-complex="bold"/>
    </style:style>
    <style:style style:name="T3" style:family="text">
      <style:text-properties fo:font-weight="normal" officeooo:rsid="0003d1e3" style:font-weight-asian="normal" style:font-weight-complex="normal"/>
    </style:style>
    <style:style style:name="T4" style:family="text">
      <style:text-properties fo:font-weight="normal" officeooo:rsid="0008c4b0" style:font-weight-asian="normal" style:font-weight-complex="normal"/>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normal" style:font-weight-asian="normal" style:font-weight-complex="normal"/>
    </style:style>
    <style:style style:name="T7" style:family="text">
      <style:text-properties fo:font-variant="normal" fo:text-transform="none" fo:color="#222222" fo:letter-spacing="normal" fo:font-style="normal" fo:font-weight="normal" officeooo:rsid="0009089d" style:font-weight-asian="normal" style:font-weight-complex="normal"/>
    </style:style>
    <style:style style:name="T8" style:family="text">
      <style:text-properties fo:font-variant="normal" fo:text-transform="none" fo:color="#222222" fo:letter-spacing="normal" fo:font-style="normal" fo:font-weight="normal" officeooo:rsid="0008c4b0" style:font-weight-asian="normal" style:font-weight-complex="normal"/>
    </style:style>
    <style:style style:name="T9" style:family="text">
      <style:text-properties fo:font-variant="normal" fo:text-transform="none" fo:color="#222222" fo:letter-spacing="normal" fo:font-style="normal" fo:font-weight="normal" officeooo:rsid="0009089d"/>
    </style:style>
    <style:style style:name="T10" style:family="text">
      <style:text-properties fo:color="#222222" officeooo:rsid="000908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CRIPTIVE ANSWERS</text:p>
      <text:p text:style-name="P2"/>
      <text:p text:style-name="P14">POINTER ARITHMETIC</text:p>
      <text:p text:style-name="P1"/>
      <text:p text:style-name="P4">2. <text:s/>If p is a pointer to the first element of an array, explain what is the <text:s text:c="14"/>difference between x=*p++ and x=(*p)++</text:p>
      <text:p text:style-name="P4"/>
      <text:p text:style-name="P4"/>
      <text:p text:style-name="P4">Ans : <text:span text:style-name="T1">p++ increases the address by one unit(i.e by 4bytes if int, 8 if <text:tab/></text:span><text:span text:style-name="T2">double, while (*</text:span><text:span text:style-name="T3">p)++ increaes the content in the variable by 1.</text:span></text:p>
      <text:p text:style-name="P5"/>
      <text:p text:style-name="P5"/>
      <text:p text:style-name="P5"/>
      <text:p text:style-name="P6">3. Which of the following are invalid</text:p>
      <text:p text:style-name="P6"/>
      <text:p text:style-name="P6">(a) <text:s/>pointer + integer : Valid (used in array traversal)</text:p>
      <text:p text:style-name="P6"/>
      <text:p text:style-name="P6">(b) <text:s/>integer + pointer : Valid(its the same as pointer + integer)</text:p>
      <text:p text:style-name="P6"/>
      <text:p text:style-name="P6">(c) <text:s/>pointer + pointer : Invalid (Adding two addresses is illogical.It may give another non existing address)</text:p>
      <text:p text:style-name="P6"/>
      <text:p text:style-name="P7">(d) pointer – integer : Valid(Can traverse array)</text:p>
      <text:p text:style-name="P7"/>
      <text:p text:style-name="P7">(e) <text:s/>integer -pointer : Invalid(makes no sense,may even be a negative number)</text:p>
      <text:p text:style-name="P7"/>
      <text:p text:style-name="P7">(f) pointer – pointer : Valid(returns the number of elements between the two pointers)</text:p>
      <text:p text:style-name="P7"/>
      <text:p text:style-name="P7">(g) compare pointer to pointer : Valid (Compares addresses)</text:p>
      <text:p text:style-name="P7"/>
      <text:p text:style-name="P7">(h) Compare pointer to integer : Invalid(Cannot compare address and integer)</text:p>
      <text:p text:style-name="P7"/>
      <text:p text:style-name="P7">(i) Compare pointer to 0 : Invalid(0 is an integer and integer and adress cannot be compared)</text:p>
      <text:p text:style-name="P7"><text:soft-page-break/></text:p>
      <text:p text:style-name="P7">(j) Compare pointer to NULL:Valid (Returns whether it contains an address) </text:p>
      <text:p text:style-name="P7"/>
      <text:p text:style-name="P7"/>
      <text:p text:style-name="P9">DYNAMIC MEMORY ALLOCATION</text:p>
      <text:p text:style-name="P7"/>
      <text:p text:style-name="P7"/>
      <text:p text:style-name="P13">1. What is a segmentation fault?</text:p>
      <text:p text:style-name="P13"/>
      <text:p text:style-name="P13"/>
      <text:p text:style-name="P11"><text:span text:style-name="T4">Ans: </text:span><text:span text:style-name="T5">Core Dump/</text:span><text:span text:style-name="T6">Segmentation fau</text:span><text:span text:style-name="T8">l</text:span><text:span text:style-name="T6">t </text:span><text:span text:style-name="T5">is a specific kind of error caused by accessing memory that “does not belong to you.” When a piece of code tries to do read and write operation in a read only location in memory or freed block of memory, it is known as core dump.</text:span></text:p>
      <text:p text:style-name="P18"/>
      <text:p text:style-name="P18"/>
      <text:p text:style-name="P18"/>
      <text:p text:style-name="P12"><text:span text:style-name="T5">2. </text:span><text:span text:style-name="T9">W</text:span><text:span text:style-name="T5">hat is the diffference between variable length array and dynamic memory allocation?</text:span></text:p>
      <text:p text:style-name="P19"/>
      <text:p text:style-name="P10"><text:span text:style-name="T7">Ans: <text:s text:c="2"/></text:span><text:span text:style-name="T6">The most notable difference is scope. The VLA array will only be valid inside the scope where it is declared, while a dynamic array will be available everywhere in the program until you call free() . In practice, VLAs may be faster than dynamic memory, in case the compiler use stac</text:span><text:span text:style-name="T7">k </text:span><text:span text:style-name="T6">allocation for the VLA</text:span></text:p>
      <text:p text:style-name="P15"><text:span text:style-name="T10">VLAs should be used when there are small amounts of local data, because they have fast allocation time and automatic clean-up while </text:span>Dynamic arrays should be used when there are large amounts of data, to prevent stack overflow.</text:p>
      <text:p text:style-name="P15">Dynamic arrays should be used when the data needs to persist after the execution of a function and be available elsewhere in the program.</text:p>
      <text:p text:style-name="P15">Dynamic arrays should be used when you have exceptional and/or irrational portability requirements.</text:p>
      <text:p text:style-name="P15"/>
      <text:p text:style-name="P16">3.Explain dangling pointer, NULL pointer, void pointer and wild pointer</text:p>
      <text:p text:style-name="P16"/>
      <text:p text:style-name="P16"><text:soft-page-break/>Ans: </text:p>
      <text:p text:style-name="P21">A pointer pointing to a memory location that has been deleted (or freed) is called dangling pointer.</text:p>
      <text:p text:style-name="P21">NULL Pointer is a pointer which is pointing to nothing. In case, if we don’t have address to be assigned to a pointer, then we can simply use NULL.</text:p>
      <text:p text:style-name="P21">Void pointer is a specific pointer type – void * – a pointer that points to some data location in storage, which doesn’t have any specific type. Void refers to the type. Basically the type of data that it points to is can be any.</text:p>
      <text:p text:style-name="P21">A pointer which has not been initialized to anything (not even NULL) is known as wild pointer. The pointer may be initialized to a non-NULL garbage value that may not be a valid address.</text:p>
      <text:p text:style-name="P21"/>
      <text:p text:style-name="P23">MALLOC(),CALLOC(),REALLOC()</text:p>
      <text:p text:style-name="P23"/>
      <text:p text:style-name="P22">Error correction<text:line-break/><text:line-break/>Add free() to free memory allocated by malloc.</text:p>
      <text:p text:style-name="P24"/>
      <text:p text:style-name="P24"/>
      <text:p text:style-name="P25"/>
      <text:p text:style-name="P25"/>
      <text:p text:style-name="P25"/>
      <text:p text:style-name="P20"/>
      <text:p text:style-name="P7"/>
      <text:p text:style-name="P7"/>
      <text:p text:style-name="P7"/>
      <text:p text:style-name="P7"/>
      <text:p text:style-name="P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01:37:57.322198125</meta:creation-date>
    <dc:date>2020-05-12T17:45:24.436021546</dc:date>
    <meta:editing-duration>PT1H38M56S</meta:editing-duration>
    <meta:editing-cycles>4</meta:editing-cycles>
    <meta:generator>LibreOffice/6.0.7.3$Linux_X86_64 LibreOffice_project/00m0$Build-3</meta:generator>
    <meta:document-statistic meta:table-count="0" meta:image-count="0" meta:object-count="0" meta:page-count="3" meta:paragraph-count="31" meta:word-count="526" meta:character-count="3093" meta:non-whitespace-character-count="2569"/>
  </office:meta>
</office:document-meta>
</file>